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1e6a39" draw:marker-start-width="0.276cm" draw:marker-end-width="0.276cm" draw:fill-color="#dddddd" draw:textarea-horizontal-align="justify" draw:textarea-vertical-align="middle" draw:auto-grow-height="false" fo:min-height="0.425cm" fo:min-width="0.175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svg:stroke-width="0.051cm" svg:stroke-color="#1e6a39" draw:marker-start-width="0.276cm" draw:marker-end-width="0.276cm" draw:fill-color="#dddddd" draw:textarea-horizontal-align="justify" draw:textarea-vertical-align="middle" draw:auto-grow-height="false" fo:min-height="0.375cm" fo:min-width="0.125cm" fo:padding-top="0.15cm" fo:padding-bottom="0.15cm" fo:padding-left="0.275cm" fo:padding-right="0.275cm"/>
      <style:paragraph-properties style:writing-mode="lr-tb"/>
    </style:style>
    <style:style style:name="gr3" style:family="graphic" style:parent-style-name="objectwithoutfill">
      <style:graphic-properties svg:stroke-width="0.051cm" draw:marker-start-width="0.276cm" draw:marker-end="Arrowheads_20_1" draw:marker-end-width="0.376cm" draw:fill="none" draw:textarea-vertical-align="middle" fo:padding-top="0.15cm" fo:padding-bottom="0.15cm" fo:padding-left="0.127cm" fo:padding-right="0.127cm"/>
      <style:paragraph-properties style:writing-mode="lr-tb"/>
    </style:style>
    <style:style style:name="gr4" style:family="graphic" style:parent-style-name="objectwithoutfill">
      <style:graphic-properties svg:stroke-width="0.051cm" draw:marker-start-width="0.276cm" draw:marker-end="Arrowheads_20_2" draw:marker-end-width="0.376cm" draw:fill="none" draw:textarea-vertical-align="middle" fo:padding-top="0.15cm" fo:padding-bottom="0.15cm" fo:padding-left="0.127cm" fo:padding-right="0.127cm"/>
      <style:paragraph-properties style:writing-mode="lr-tb"/>
    </style:style>
    <style:style style:name="gr5" style:family="graphic" style:parent-style-name="objectwithoutfill">
      <style:graphic-properties svg:stroke-width="0.051cm" draw:marker-start-width="0.276cm" draw:marker-end="Arrowheads_20_3" draw:marker-end-width="0.376cm" draw:fill="none" draw:textarea-vertical-align="middle" fo:padding-top="0.15cm" fo:padding-bottom="0.15cm" fo:padding-left="0.127cm" fo:padding-right="0.127cm"/>
      <style:paragraph-properties style:writing-mode="lr-tb"/>
    </style:style>
    <style:style style:name="gr6" style:family="graphic" style:parent-style-name="objectwithoutfill">
      <style:graphic-properties svg:stroke-width="0.051cm" draw:marker-start-width="0.276cm" draw:marker-end="Arrowheads_20_4" draw:marker-end-width="0.376cm" draw:fill="none" draw:textarea-vertical-align="middle" fo:padding-top="0.15cm" fo:padding-bottom="0.15cm" fo:padding-left="0.127cm" fo:padding-right="0.127cm"/>
      <style:paragraph-properties style:writing-mode="lr-tb"/>
    </style:style>
    <style:style style:name="gr7" style:family="graphic" style:parent-style-name="objectwithoutfill">
      <style:graphic-properties svg:stroke-width="0.051cm" draw:marker-start-width="0.276cm" draw:marker-end="Arrowheads_20_5" draw:marker-end-width="0.376cm" draw:fill="none" draw:textarea-vertical-align="middle" fo:padding-top="0.15cm" fo:padding-bottom="0.15cm" fo:padding-left="0.127cm" fo:padding-right="0.127cm"/>
      <style:paragraph-properties style:writing-mode="lr-tb"/>
    </style:style>
    <style:style style:name="gr8" style:family="graphic" style:parent-style-name="objectwithoutfill">
      <style:graphic-properties svg:stroke-width="0.051cm" draw:marker-start-width="0.276cm" draw:marker-end="Arrowheads_20_7" draw:marker-end-width="0.376cm" draw:fill="none" draw:textarea-vertical-align="middle" fo:padding-top="0.15cm" fo:padding-bottom="0.15cm" fo:padding-left="0.127cm" fo:padding-right="0.127cm"/>
      <style:paragraph-properties style:writing-mode="lr-tb"/>
    </style:style>
    <style:style style:name="gr9" style:family="graphic" style:parent-style-name="objectwithoutfill">
      <style:graphic-properties svg:stroke-width="0.051cm" draw:marker-start-width="0.276cm" draw:marker-end="Arrowheads_20_8" draw:marker-end-width="0.376cm" draw:fill="none" draw:textarea-vertical-align="middle" fo:padding-top="0.15cm" fo:padding-bottom="0.15cm" fo:padding-left="0.127cm" fo:padding-right="0.127cm"/>
      <style:paragraph-properties style:writing-mode="lr-tb"/>
    </style:style>
    <style:style style:name="gr10" style:family="graphic" style:parent-style-name="objectwithoutfill">
      <style:graphic-properties svg:stroke-width="0.051cm" draw:marker-start-width="0.276cm" draw:marker-end="Arrowheads_20_12" draw:marker-end-width="0.376cm" draw:fill="none" draw:textarea-vertical-align="middle" fo:padding-top="0.15cm" fo:padding-bottom="0.15cm" fo:padding-left="0.127cm" fo:padding-right="0.127cm"/>
      <style:paragraph-properties style:writing-mode="lr-tb"/>
    </style:style>
    <style:style style:name="gr11" style:family="graphic" style:parent-style-name="objectwithoutfill">
      <style:graphic-properties svg:stroke-width="0.051cm" draw:marker-start-width="0.276cm" draw:marker-end="Arrowheads_20_13" draw:marker-end-width="0.376cm" draw:fill="none" draw:textarea-vertical-align="middle" fo:padding-top="0.15cm" fo:padding-bottom="0.15cm" fo:padding-left="0.127cm" fo:padding-right="0.127cm"/>
      <style:paragraph-properties style:writing-mode="lr-tb"/>
    </style:style>
    <style:style style:name="gr12" style:family="graphic" style:parent-style-name="objectwithoutfill">
      <style:graphic-properties svg:stroke-width="0.051cm" draw:marker-start-width="0.276cm" draw:marker-end="Arrowheads_20_14" draw:marker-end-width="0.376cm" draw:fill="none" draw:textarea-vertical-align="middle" fo:padding-top="0.15cm" fo:padding-bottom="0.15cm" fo:padding-left="0.127cm" fo:padding-right="0.127cm"/>
      <style:paragraph-properties style:writing-mode="lr-tb"/>
    </style:style>
    <style:style style:name="gr13" style:family="graphic" style:parent-style-name="objectwithoutfill">
      <style:graphic-properties svg:stroke-width="0.051cm" draw:marker-start-width="0.276cm" draw:marker-end="Arrowheads_20_16" draw:marker-end-width="0.376cm" draw:fill="none" draw:textarea-vertical-align="middle" fo:padding-top="0.15cm" fo:padding-bottom="0.15cm" fo:padding-left="0.127cm" fo:padding-right="0.127cm"/>
      <style:paragraph-properties style:writing-mode="lr-tb"/>
    </style:style>
    <style:style style:name="gr14" style:family="graphic" style:parent-style-name="objectwithoutfill">
      <style:graphic-properties svg:stroke-width="0.051cm" draw:marker-start-width="0.276cm" draw:marker-end="Arrowheads_20_17" draw:marker-end-width="0.376cm" draw:fill="none" draw:textarea-vertical-align="middle" fo:padding-top="0.15cm" fo:padding-bottom="0.15cm" fo:padding-left="0.127cm" fo:padding-right="0.127cm"/>
      <style:paragraph-properties style:writing-mode="lr-tb"/>
    </style:style>
    <style:style style:name="gr15" style:family="graphic" style:parent-style-name="objectwithoutfill">
      <style:graphic-properties svg:stroke-width="0.051cm" draw:marker-start-width="0.276cm" draw:marker-end="Arrowheads_20_18" draw:marker-end-width="0.376cm" draw:fill="none" draw:textarea-vertical-align="middle" fo:padding-top="0.15cm" fo:padding-bottom="0.15cm" fo:padding-left="0.127cm" fo:padding-right="0.127cm"/>
      <style:paragraph-properties style:writing-mode="lr-tb"/>
    </style:style>
    <style:style style:name="gr16" style:family="graphic" style:parent-style-name="objectwithoutfill">
      <style:graphic-properties svg:stroke-width="0.051cm" draw:marker-start-width="0.276cm" draw:marker-end="Arrowheads_20_19" draw:marker-end-width="0.376cm" draw:fill="none" draw:textarea-vertical-align="middle" fo:padding-top="0.15cm" fo:padding-bottom="0.15cm" fo:padding-left="0.127cm" fo:padding-right="0.127cm"/>
      <style:paragraph-properties style:writing-mode="lr-tb"/>
    </style:style>
    <style:style style:name="gr17" style:family="graphic" style:parent-style-name="objectwithoutfill">
      <style:graphic-properties svg:stroke-width="0.051cm" draw:marker-start-width="0.276cm" draw:marker-end="Arrowheads_20_20" draw:marker-end-width="0.376cm" draw:fill="none" draw:textarea-vertical-align="middle" fo:padding-top="0.15cm" fo:padding-bottom="0.15cm" fo:padding-left="0.127cm" fo:padding-right="0.127cm"/>
      <style:paragraph-properties style:writing-mode="lr-tb"/>
    </style:style>
    <style:style style:name="gr18" style:family="graphic" style:parent-style-name="standard">
      <style:graphic-properties svg:stroke-width="0.051cm" svg:stroke-color="#1e6a39" draw:marker-start-width="0.276cm" draw:marker-end-width="0.276cm" draw:fill-color="#dddddd" draw:textarea-horizontal-align="justify" draw:textarea-vertical-align="middle" draw:auto-grow-height="false" fo:min-height="0.375cm" fo:min-width="0.125cm" fo:padding-top="0.15cm" fo:padding-bottom="0.15cm" fo:padding-left="0.275cm" fo:padding-right="0.275cm" draw:shadow="hidden"/>
    </style:style>
    <style:style style:name="gr19" style:family="graphic" style:parent-style-name="objectwithoutfill">
      <style:graphic-properties svg:stroke-width="0.051cm" draw:marker-start-width="0.276cm" draw:marker-end="Arrowheads_20_33" draw:marker-end-width="0.376cm" draw:fill="none" draw:textarea-vertical-align="middle" fo:padding-top="0.15cm" fo:padding-bottom="0.15cm" fo:padding-left="0.127cm" fo:padding-right="0.127cm"/>
    </style:style>
    <style:style style:name="gr20" style:family="graphic" style:parent-style-name="objectwithoutfill">
      <style:graphic-properties svg:stroke-width="0.051cm" draw:marker-start-width="0.276cm" draw:marker-end="Arrowheads_20_42" draw:marker-end-width="0.376cm" draw:fill="none" draw:textarea-vertical-align="middle" fo:padding-top="0.15cm" fo:padding-bottom="0.15cm" fo:padding-left="0.127cm" fo:padding-right="0.12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2" style:family="graphic" style:parent-style-name="standard">
      <style:graphic-properties svg:stroke-width="0.051cm" svg:stroke-color="#706e0c" draw:marker-start-width="0.276cm" draw:marker-end-width="0.276cm" draw:fill="solid" draw:fill-color="#e6e905" draw:textarea-horizontal-align="justify" draw:textarea-vertical-align="middle" draw:auto-grow-height="false" fo:min-height="0.633cm" fo:min-width="1.561cm" fo:padding-top="0.15cm" fo:padding-bottom="0.15cm" fo:padding-left="0.127cm" fo:padding-right="0.127cm" fo:wrap-option="wrap"/>
      <style:paragraph-properties style:writing-mode="lr-tb"/>
    </style:style>
    <style:style style:name="gr23" style:family="graphic" style:parent-style-name="standard">
      <style:graphic-properties svg:stroke-width="0.051cm" svg:stroke-color="#706e0c" draw:marker-start-width="0.276cm" draw:marker-end-width="0.276cm" draw:fill="solid" draw:fill-color="#e6e905" draw:textarea-horizontal-align="justify" draw:textarea-vertical-align="middle" draw:auto-grow-height="false" fo:min-height="0.583cm" fo:min-width="2.394cm" fo:padding-top="0.15cm" fo:padding-bottom="0.15cm" fo:padding-left="0.127cm" fo:padding-right="0.127cm" fo:wrap-option="wrap"/>
      <style:paragraph-properties style:writing-mode="lr-tb"/>
    </style:style>
    <style:style style:name="gr24" style:family="graphic" style:parent-style-name="objectwithoutfill">
      <style:graphic-properties svg:stroke-width="0.051cm" draw:marker-start-width="0.276cm" draw:marker-end="Arrowheads_20_43" draw:marker-end-width="0.376cm" draw:fill="none" draw:textarea-vertical-align="middle" fo:padding-top="0.15cm" fo:padding-bottom="0.15cm" fo:padding-left="0.127cm" fo:padding-right="0.127cm"/>
      <style:paragraph-properties style:writing-mode="lr-tb"/>
    </style:style>
    <style:style style:name="gr25" style:family="graphic" style:parent-style-name="standard">
      <style:graphic-properties svg:stroke-width="0.051cm" svg:stroke-color="#706e0c" draw:marker-start-width="0.276cm" draw:marker-end-width="0.276cm" draw:fill="solid" draw:fill-color="#e6e905" draw:textarea-horizontal-align="justify" draw:textarea-vertical-align="middle" draw:auto-grow-height="false" fo:min-height="0.583cm" fo:min-width="3.275cm" fo:padding-top="0.15cm" fo:padding-bottom="0.15cm" fo:padding-left="0.127cm" fo:padding-right="0.127cm" fo:wrap-option="wrap"/>
      <style:paragraph-properties style:writing-mode="lr-tb"/>
    </style:style>
    <style:style style:name="gr26" style:family="graphic" style:parent-style-name="objectwithoutfill">
      <style:graphic-properties svg:stroke-width="0.051cm" draw:marker-start-width="0.276cm" draw:marker-end="Arrowheads_20_44" draw:marker-end-width="0.376cm" draw:fill="none" draw:textarea-vertical-align="middle" fo:padding-top="0.15cm" fo:padding-bottom="0.15cm" fo:padding-left="0.127cm" fo:padding-right="0.127cm"/>
      <style:paragraph-properties style:writing-mode="lr-tb"/>
    </style:style>
    <style:style style:name="gr27" style:family="graphic" style:parent-style-name="objectwithoutfill">
      <style:graphic-properties svg:stroke-width="0.051cm" draw:marker-start-width="0.276cm" draw:marker-end="Arrowheads_20_45" draw:marker-end-width="0.376cm" draw:fill="none" draw:textarea-vertical-align="middle" fo:padding-top="0.15cm" fo:padding-bottom="0.15cm" fo:padding-left="0.127cm" fo:padding-right="0.127cm"/>
      <style:paragraph-properties style:writing-mode="lr-tb"/>
    </style:style>
    <style:style style:name="gr28" style:family="graphic" style:parent-style-name="objectwithoutfill">
      <style:graphic-properties svg:stroke-width="0.051cm" draw:marker-start-width="0.276cm" draw:marker-end="Arrowheads_20_46" draw:marker-end-width="0.376cm" draw:fill="none" draw:textarea-vertical-align="middle" fo:padding-top="0.15cm" fo:padding-bottom="0.15cm" fo:padding-left="0.127cm" fo:padding-right="0.127cm"/>
      <style:paragraph-properties style:writing-mode="lr-tb"/>
    </style:style>
    <style:style style:name="gr29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cm" fo:min-width="0cm" fo:padding-top="0.15cm" fo:padding-bottom="0.15cm" fo:padding-left="0.127cm" fo:padding-right="0.127cm"/>
      <style:paragraph-properties style:writing-mode="lr-tb"/>
    </style:style>
    <style:style style:name="gr30" style:family="graphic" style:parent-style-name="objectwithoutfill">
      <style:graphic-properties svg:stroke-width="0.051cm" draw:marker-end="Arrowheads_20_47" draw:marker-end-width="0.153cm" draw:fill="none" draw:textarea-vertical-align="middle" fo:padding-top="0.15cm" fo:padding-bottom="0.15cm" fo:padding-left="0.127cm" fo:padding-right="0.127cm"/>
      <style:paragraph-properties style:writing-mode="lr-tb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loext:graphic-properties draw:fill-color="#dddddd"/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 style:writing-mode="lr-tb"/>
      <style:text-properties fo:font-size="6pt" style:font-size-asian="6pt" style:font-size-complex="6pt"/>
    </style:style>
    <style:style style:name="P4" style:family="paragraph">
      <loext:graphic-properties draw:fill-color="#dddddd"/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-color="#dddddd"/>
      <style:paragraph-properties fo:text-align="center" style:writing-mode="lr-tb"/>
      <style:text-properties fo:font-size="6pt" style:font-size-asian="6pt" style:font-size-complex="6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solid" draw:fill-color="#e6e905"/>
      <style:paragraph-properties fo:text-align="center"/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0.953cm" svg:height="0.953cm" svg:x="1.952cm" svg:y="10.87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2" draw:id="id2" draw:layer="layout" svg:width="0.953cm" svg:height="0.953cm" svg:x="4.492cm" svg:y="8.014cm">
          <text:p text:style-name="P3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3" draw:id="id3" draw:layer="layout" svg:width="0.953cm" svg:height="0.953cm" svg:x="6.08cm" svg:y="11.477cm">
          <text:p text:style-name="P5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4" draw:id="id4" draw:layer="layout" svg:width="0.953cm" svg:height="0.953cm" svg:x="8.302cm" svg:y="17.192cm">
          <text:p text:style-name="P3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7" draw:layer="layout" draw:type="line" svg:x1="2.766cm" svg:y1="11.011cm" svg:x2="4.492cm" svg:y2="8.491cm" draw:start-shape="id1" draw:start-glue-point="11" draw:end-shape="id2" draw:end-glue-point="6" svg:d="M2766 11011l1726-2520" svg:viewBox="0 0 1727 2521">
          <text:p text:style-name="P6"/>
          <text:p text:style-name="P6">*</text:p>
        </draw:connector>
        <draw:connector draw:style-name="gr4" draw:text-style-name="P7" draw:layer="layout" draw:type="line" svg:x1="2.905cm" svg:y1="11.349cm" svg:x2="6.08cm" svg:y2="11.954cm" draw:start-shape="id1" draw:start-glue-point="10" draw:end-shape="id3" draw:end-glue-point="6" svg:d="M2905 11349l3175 605" svg:viewBox="0 0 3176 606">
          <text:p text:style-name="P6">~</text:p>
        </draw:connector>
        <draw:connector draw:style-name="gr5" draw:text-style-name="P7" draw:layer="layout" draw:type="line" svg:x1="2.766cm" svg:y1="11.686cm" svg:x2="8.779cm" svg:y2="17.192cm" draw:start-shape="id1" draw:start-glue-point="9" draw:end-shape="id4" draw:end-glue-point="4" svg:d="M2766 11686l6013 5506" svg:viewBox="0 0 6014 5507">
          <text:p text:style-name="P6">`</text:p>
        </draw:connector>
        <draw:custom-shape draw:style-name="gr2" draw:text-style-name="P4" xml:id="id6" draw:id="id6" draw:layer="layout" svg:width="0.953cm" svg:height="0.953cm" svg:x="14.652cm" svg:y="8.302cm">
          <text:p text:style-name="P3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5" draw:id="id5" draw:layer="layout" svg:width="0.953cm" svg:height="0.953cm" svg:x="7.032cm" svg:y="4.522cm">
          <text:p text:style-name="P3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4.969cm" svg:y1="8.014cm" svg:x2="7.032cm" svg:y2="4.999cm" draw:start-shape="id2" draw:start-glue-point="4" draw:end-shape="id5" draw:end-glue-point="6" svg:d="M4969 8014l2063-3015" svg:viewBox="0 0 2064 3016">
          <text:p text:style-name="P6">*</text:p>
        </draw:connector>
        <draw:connector draw:style-name="gr7" draw:text-style-name="P7" draw:layer="layout" draw:type="line" svg:x1="5.445cm" svg:y1="8.491cm" svg:x2="14.652cm" svg:y2="8.779cm" draw:start-shape="id2" draw:start-glue-point="10" draw:end-shape="id6" draw:end-glue-point="6" svg:d="M5445 8491l9207 288" svg:viewBox="0 0 9208 289">
          <text:p text:style-name="P6">c</text:p>
        </draw:connector>
        <draw:connector draw:style-name="gr8" draw:text-style-name="P7" draw:layer="layout" draw:type="curve" svg:x1="15.466cm" svg:y1="9.116cm" svg:x2="14.791cm" svg:y2="9.116cm" draw:start-shape="id6" draw:start-glue-point="9" draw:end-shape="id6" draw:end-glue-point="7" svg:d="M15466 9116c0 997-675 997-675 0" svg:viewBox="0 0 676 749">
          <text:p text:style-name="P6">c</text:p>
        </draw:connector>
        <draw:connector draw:style-name="gr9" draw:text-style-name="P7" draw:layer="layout" draw:type="line" svg:x1="15.605cm" svg:y1="8.778cm" svg:x2="25.605cm" svg:y2="10.872cm" draw:start-shape="id6" draw:end-shape="id7" svg:d="M15605 8778l10000 2094" svg:viewBox="0 0 10001 2095">
          <text:p text:style-name="P6">*</text:p>
        </draw:connector>
        <draw:custom-shape draw:style-name="gr2" draw:text-style-name="P4" xml:id="id8" draw:id="id8" draw:layer="layout" svg:width="0.953cm" svg:height="0.953cm" svg:x="11.807cm" svg:y="4.705cm">
          <text:p text:style-name="P3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7" draw:layer="layout" draw:type="curve" draw:line-skew="-0.781cm" svg:x1="12.284cm" svg:y1="4.705cm" svg:x2="7.509cm" svg:y2="4.522cm" draw:start-shape="id8" draw:start-glue-point="4" draw:end-shape="id5" draw:end-glue-point="4" svg:d="M12284 4705c0-2236-4775-2145-4775-183" svg:viewBox="0 0 4776 1667">
          <text:p text:style-name="P6">c</text:p>
        </draw:connector>
        <draw:connector draw:style-name="gr11" draw:text-style-name="P7" draw:layer="layout" draw:type="curve" svg:x1="7.509cm" svg:y1="4.522cm" svg:x2="7.985cm" svg:y2="4.999cm" draw:start-shape="id5" draw:start-glue-point="4" draw:end-shape="id5" draw:end-glue-point="10" svg:d="M7509 4522c0-790 502-659 818-342s447 819-342 819" svg:viewBox="0 0 1066 1068">
          <text:p text:style-name="P6">c</text:p>
        </draw:connector>
        <draw:connector draw:style-name="gr12" draw:text-style-name="P7" draw:layer="layout" draw:type="line" svg:x1="7.846cm" svg:y1="5.336cm" svg:x2="11.807cm" svg:y2="5.182cm" draw:start-shape="id5" draw:start-glue-point="9" draw:end-shape="id8" draw:end-glue-point="6" svg:d="M7846 5336l3961-154" svg:viewBox="0 0 3962 155">
          <text:p text:style-name="P6">*</text:p>
        </draw:connector>
        <draw:custom-shape draw:style-name="gr2" draw:text-style-name="P4" xml:id="id9" draw:id="id9" draw:layer="layout" svg:width="0.953cm" svg:height="0.953cm" svg:x="9.254cm" svg:y="11.794cm">
          <text:p text:style-name="P5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7" draw:layer="layout" draw:type="line" svg:x1="7.033cm" svg:y1="11.954cm" svg:x2="9.254cm" svg:y2="12.271cm" draw:start-shape="id3" draw:start-glue-point="10" draw:end-shape="id9" draw:end-glue-point="6" svg:d="M7033 11954l2221 317" svg:viewBox="0 0 2222 318">
          <text:p text:style-name="P6">~</text:p>
        </draw:connector>
        <draw:connector draw:style-name="gr14" draw:text-style-name="P7" draw:layer="layout" draw:type="curve" svg:x1="10.068cm" svg:y1="12.608cm" svg:x2="9.393cm" svg:y2="12.608cm" draw:start-shape="id9" draw:start-glue-point="9" draw:end-shape="id9" draw:end-glue-point="7" svg:d="M10068 12608c0 997-675 997-675 0" svg:viewBox="0 0 676 749">
          <text:p text:style-name="P6">c</text:p>
        </draw:connector>
        <draw:custom-shape draw:style-name="gr2" draw:text-style-name="P4" xml:id="id10" draw:id="id10" draw:layer="layout" svg:width="0.953cm" svg:height="0.953cm" svg:x="13.382cm" svg:y="11.794cm">
          <text:p text:style-name="P5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7" draw:layer="layout" draw:type="line" svg:x1="10.207cm" svg:y1="12.271cm" svg:x2="13.382cm" svg:y2="12.271cm" draw:start-shape="id9" draw:start-glue-point="10" draw:end-shape="id10" draw:end-glue-point="6" svg:d="M10207 12271h3175" svg:viewBox="0 0 3176 1">
          <text:p text:style-name="P6">~</text:p>
        </draw:connector>
        <draw:connector draw:style-name="gr16" draw:text-style-name="P7" draw:layer="layout" draw:type="line" svg:x1="14.335cm" svg:y1="12.271cm" svg:x2="25.128cm" svg:y2="11.349cm" draw:start-shape="id10" draw:start-glue-point="10" draw:end-shape="id7" draw:end-glue-point="3" svg:d="M14335 12271l10793-922" svg:viewBox="0 0 10794 923">
          <text:p text:style-name="P6">~</text:p>
        </draw:connector>
        <draw:connector draw:style-name="gr17" draw:text-style-name="P7" draw:layer="layout" draw:type="curve" svg:x1="13.859cm" svg:y1="11.794cm" svg:x2="9.731cm" svg:y2="11.794cm" draw:start-shape="id10" draw:start-glue-point="4" draw:end-shape="id9" draw:end-glue-point="4" svg:d="M13859 11794c0-790-4128-790-4128 0" svg:viewBox="0 0 4129 593">
          <text:p text:style-name="P6">c</text:p>
        </draw:connector>
        <draw:path draw:style-name="gr18" draw:text-style-name="P8" xml:id="id7" draw:id="id7" draw:layer="layout" svg:width="0.953cm" svg:height="0.953cm" svg:x="25.128cm" svg:y="10.872cm" svg:viewBox="0 0 954 954" svg:d="M954 477c0 84-22 166-64 239-42 72-102 132-174 174-73 42-155 64-239 64s-166-22-238-64c-73-42-133-102-175-174-42-73-64-155-64-239s22-166 64-238c42-73 102-133 175-175 72-42 154-64 238-64s166 22 239 64c72 42 132 102 174 175 42 72 64 154 64 238zM859 478c0 66-18 132-51 190-34 58-82 106-140 140-58 33-124 51-190 51-67 0-133-18-191-51-58-34-106-82-140-140-33-58-51-124-51-190 0-67 18-133 51-191 34-58 82-106 140-140 58-33 124-51 191-51 66 0 132 18 190 51 58 34 106 82 140 140 33 58 51 124 51 191z">
          <text:p/>
        </draw:path>
        <draw:connector draw:style-name="gr19" draw:text-style-name="P9" draw:layer="layout" draw:type="line" svg:x1="1.122cm" svg:y1="11.38cm" svg:x2="1.952cm" svg:y2="11.349cm" draw:end-shape="id1" draw:end-glue-point="6" svg:d="M1122 11380l830-31" svg:viewBox="0 0 831 32">
          <text:p/>
        </draw:connector>
        <draw:connector draw:style-name="gr20" draw:text-style-name="P9" draw:layer="layout" draw:type="curve" svg:x1="12.76cm" svg:y1="5.182cm" svg:x2="25.605cm" svg:y2="10.872cm" draw:start-shape="id8" draw:start-glue-point="10" draw:end-shape="id7" draw:end-glue-point="0" svg:d="M12760 5182c8564 0 12845 1896 12845 5690" svg:viewBox="0 0 12846 5691">
          <text:p text:style-name="P6"/>
        </draw:connector>
        <draw:frame draw:style-name="gr21" draw:text-style-name="P10" draw:layer="layout" svg:width="0.452cm" svg:height="0.962cm" svg:x="13.565cm" svg:y="4.51cm">
          <draw:text-box>
            <text:p>*</text:p>
          </draw:text-box>
        </draw:frame>
        <draw:custom-shape draw:style-name="gr22" draw:text-style-name="P11" draw:layer="layout" svg:width="1.905cm" svg:height="0.953cm" svg:x="15.605cm" svg:y="4.175cm">
          <text:p text:style-name="P6"><text:span text:style-name="T2">Bold</text:span></text:p>
          <draw:enhanced-geometry svg:viewBox="0 0 21600 21600" draw:text-areas="800 800 20800 20800" draw:type="round-rectangular-callout" draw:modifiers="8499.47534102833 23750.94339622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11" draw:layer="layout" svg:width="2.858cm" svg:height="0.953cm" svg:x="17.827cm" svg:y="7.35cm">
          <text:p text:style-name="P6"><text:span text:style-name="T2">Italic</text:span></text:p>
          <draw:enhanced-geometry svg:viewBox="0 0 21600 21600" draw:text-areas="800 800 20800 20800" draw:type="round-rectangular-callout" draw:modifiers="5658.76180482686 23750.94339622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24" draw:text-style-name="P9" draw:layer="layout" draw:type="curve" svg:x1="6.557cm" svg:y1="11.477cm" svg:x2="2.429cm" svg:y2="10.872cm" draw:start-shape="id3" draw:start-glue-point="4" draw:end-shape="id1" draw:end-glue-point="4" svg:d="M6557 11477c0-1698-4128-1395-4128-605" svg:viewBox="0 0 4129 1240">
          <text:p text:style-name="P6">c</text:p>
        </draw:connector>
        <draw:custom-shape draw:style-name="gr25" draw:text-style-name="P11" draw:layer="layout" svg:width="3.811cm" svg:height="0.953cm" svg:x="14.969cm" svg:y="10.525cm">
          <text:p text:style-name="P6"><text:span text:style-name="T2">Strike-through</text:span></text:p>
          <draw:enhanced-geometry svg:viewBox="0 0 21600 21600" draw:text-areas="800 800 20800 20800" draw:type="round-rectangular-callout" draw:modifiers="4249.73767051417 23750.94339622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26" draw:text-style-name="P9" draw:layer="layout" draw:type="curve" svg:x1="8.441cm" svg:y1="18.006cm" svg:x2="8.441cm" svg:y2="17.331cm" draw:start-shape="id4" draw:start-glue-point="7" draw:end-shape="id4" draw:end-glue-point="5" svg:d="M8441 18006c-999 0-999-675 0-675" svg:viewBox="0 0 750 676">
          <text:p text:style-name="P6">c</text:p>
        </draw:connector>
        <draw:connector draw:style-name="gr27" draw:text-style-name="P9" draw:layer="layout" draw:type="curve" svg:x1="9.255cm" svg:y1="17.669cm" svg:x2="25.605cm" svg:y2="11.826cm" draw:start-shape="id4" draw:start-glue-point="10" draw:end-shape="id7" draw:end-glue-point="2" svg:d="M9255 17669c10900 0 16350-1947 16350-5843" svg:viewBox="0 0 16351 5844">
          <text:p text:style-name="P6"/>
        </draw:connector>
        <draw:custom-shape draw:style-name="gr25" draw:text-style-name="P11" draw:layer="layout" svg:width="3.811cm" svg:height="0.953cm" svg:x="12.747cm" svg:y="16.24cm">
          <text:p text:style-name="P6"><text:span text:style-name="T2">Code</text:span></text:p>
          <draw:enhanced-geometry svg:viewBox="0 0 21600 21600" draw:text-areas="800 800 20800 20800" draw:type="round-rectangular-callout" draw:modifiers="4249.73767051417 23750.94339622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28" draw:text-style-name="P9" draw:layer="layout" draw:type="curve" draw:line-skew="0cm 6.355cm" svg:x1="26.082cm" svg:y1="11.349cm" svg:x2="2.429cm" svg:y2="11.825cm" draw:start-shape="id7" draw:start-glue-point="1" draw:end-shape="id1" draw:end-glue-point="8" svg:d="M26082 11349c789 0 657 3679-5453 6379s-18200 4420-18200-5903" svg:viewBox="0 0 23994 8444">
          <text:p text:style-name="P6"/>
        </draw:connector>
        <draw:frame draw:style-name="gr29" draw:text-style-name="P10" draw:layer="layout" svg:width="0.468cm" svg:height="1.012cm" svg:x="10.59cm" svg:y="16.522cm">
          <draw:text-box>
            <text:p>`</text:p>
          </draw:text-box>
        </draw:frame>
        <draw:frame draw:style-name="gr29" draw:text-style-name="P10" draw:layer="layout" svg:width="0.574cm" svg:height="1.012cm" svg:x="11.022cm" svg:y="18.797cm">
          <draw:text-box>
            <text:p>c</text:p>
          </draw:text-box>
        </draw:frame>
        <draw:frame draw:style-name="gr29" draw:text-style-name="P12" draw:layer="layout" svg:width="0.73cm" svg:height="0.775cm" svg:x="25.242cm" svg:y="10.962cm">
          <draw:text-box>
            <text:p><text:span text:style-name="T1">10</text:span></text:p>
          </draw:text-box>
        </draw:frame>
        <draw:connector draw:style-name="gr30" draw:text-style-name="P9" draw:layer="layout" draw:type="curve" draw:line-skew="1.017cm" svg:x1="2.766cm" svg:y1="11.686cm" svg:x2="2.091cm" svg:y2="11.686cm" draw:start-shape="id1" draw:start-glue-point="9" draw:end-shape="id1" draw:end-glue-point="7" svg:d="M2766 11686c0 2523-675 2523-675 0" svg:viewBox="0 0 676 1893">
          <text:p text:style-name="P6">c</text:p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3" draw:display-name="Arrowheads 3" svg:viewBox="0 0 20 20" svg:d="M0 20l10-20 10 20z"/>
    <draw:marker draw:name="Arrowheads_20_33" draw:display-name="Arrowheads 33" svg:viewBox="0 0 20 20" svg:d="M0 20l10-20 10 20z"/>
    <draw:marker draw:name="Arrowheads_20_4" draw:display-name="Arrowheads 4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.102cm" fo:padding-right="0.102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12T22:20:26.081000000</meta:creation-date>
    <dc:date>2022-04-16T21:16:46.564000000</dc:date>
    <meta:editing-duration>P1DT8H37M42S</meta:editing-duration>
    <meta:editing-cycles>23</meta:editing-cycles>
    <meta:generator>LibreOffice/7.3.2.2$Windows_X86_64 LibreOffice_project/49f2b1bff42cfccbd8f788c8dc32c1c309559be0</meta:generator>
    <meta:document-statistic meta:object-count="40"/>
  </office:meta>
</office:document-meta>
</file>